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0094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Normally closed controllable key type 2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2.2cm" draw:z-index="0"><draw:image xlink:href="../../odt_eng/images/009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2" office:value-type="string">
            <text:p text:style-name="P2">in diagram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6"><draw:frame draw:style-name="fr4" draw:name="Object3" text:anchor-type="as-char" svg:width="6.787cm" svg:height="1.268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input signal (or the vector of signals),</text:span></text:span><text:span text:style-name="Основной_20_шрифт_20_абзаца"><text:span text:style-name="T3"><draw:frame draw:style-name="fr4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is for unit output signal (or the vector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bottom</text:span></text:span><text:span text:style-name="Основной_20_шрифт_20_абзаца"><text:span text:style-name="T3">. In the process of calculation the image of the unit changes depending on the availability of a control signal: the key i</text:span></text:span><text:span text:style-name="Основной_20_шрифт_20_абзаца"><text:span text:style-name="T3">s normally </text:span></text:span><text:span text:style-name="Основной_20_шрифт_20_абзаца"><text:span text:style-name="T5">closed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open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3" draw:name="Графический объект3" text:anchor-type="as-char" svg:width="6.35cm" svg:height="2.88cm" draw:z-index="0"><draw:image xlink:href="../../odt_eng/images/0094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2" draw:name="Графический объект4" text:anchor-type="as-char" svg:width="6.38cm" svg:height="2.829cm" draw:z-index="0"><draw:image xlink:href="../../odt_eng/images/0094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any properties are not required for operation of the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замкнутый тип 2</dc:title>
    <meta:creation-date>2012-01-25T10:43:00</meta:creation-date>
    <dc:date>2012-03-05T18:29:21.06</dc:date>
    <meta:editing-cycles>35</meta:editing-cycles>
    <meta:editing-duration>PT1H44M25S</meta:editing-duration>
    <dc:creator>Александр </dc:creator>
    <meta:document-statistic meta:table-count="2" meta:image-count="4" meta:object-count="3" meta:page-count="1" meta:paragraph-count="15" meta:word-count="128" meta:character-count="74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4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 mathvariant="italic">Control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i mathvariant="italic">Control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(t),    ~ if ~ Control (t) = 0; #
alignl 0, ~ if ~ Control(t) = 1;} 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